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25in" style:rel-column-width="11829*"/>
    </style:style>
    <style:style style:name="Table1.B" style:family="table-column">
      <style:table-column-properties style:column-width="1.0611in" style:rel-column-width="10041*"/>
    </style:style>
    <style:style style:name="Table1.C" style:family="table-column">
      <style:table-column-properties style:column-width="4.6139in" style:rel-column-width="4366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roid Sans" officeooo:rsid="001be806" officeooo:paragraph-rsid="001be806"/>
    </style:style>
    <style:style style:name="P2" style:family="paragraph" style:parent-style-name="Standard">
      <style:text-properties style:font-name="Droid Sans" officeooo:rsid="001be806" officeooo:paragraph-rsid="005159b5"/>
    </style:style>
    <style:style style:name="P3" style:family="paragraph" style:parent-style-name="Standard">
      <style:text-properties style:font-name="Droid Sans" officeooo:rsid="001d9dab" officeooo:paragraph-rsid="001d9dab"/>
    </style:style>
    <style:style style:name="P4" style:family="paragraph" style:parent-style-name="Standard">
      <style:text-properties style:font-name="Droid Sans" fo:font-weight="bold" officeooo:rsid="001be806" officeooo:paragraph-rsid="001be806" style:font-weight-asian="bold" style:font-weight-complex="bold"/>
    </style:style>
    <style:style style:name="P5" style:family="paragraph" style:parent-style-name="Standard">
      <style:text-properties style:font-name="Droid Sans" fo:font-weight="bold" officeooo:rsid="0027aa91" officeooo:paragraph-rsid="0027aa91" style:font-weight-asian="bold" style:font-weight-complex="bold"/>
    </style:style>
    <style:style style:name="P6" style:family="paragraph" style:parent-style-name="Standard">
      <style:text-properties style:font-name="Droid Sans" fo:font-weight="bold" officeooo:rsid="004142ca" officeooo:paragraph-rsid="004142ca" style:font-weight-asian="bold" style:font-weight-complex="bold"/>
    </style:style>
    <style:style style:name="P7" style:family="paragraph" style:parent-style-name="Standard">
      <style:text-properties style:font-name="Droid Sans" fo:font-weight="bold" officeooo:rsid="0066d569" officeooo:paragraph-rsid="004a49d8" style:font-weight-asian="bold" style:font-weight-complex="bold"/>
    </style:style>
    <style:style style:name="P8" style:family="paragraph" style:parent-style-name="Standard">
      <style:text-properties style:font-name="Droid Sans" fo:font-weight="bold" officeooo:rsid="0019baff" officeooo:paragraph-rsid="00b5308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roid Sans" fo:font-weight="bold" officeooo:rsid="00b5308b" officeooo:paragraph-rsid="00b5308b" style:font-weight-asian="bold" style:font-weight-complex="bold"/>
    </style:style>
    <style:style style:name="P10" style:family="paragraph" style:parent-style-name="Standard">
      <style:text-properties style:font-name="Droid Sans" fo:font-weight="bold" officeooo:rsid="00451906" officeooo:paragraph-rsid="0090811e" style:font-weight-asian="bold" style:font-weight-complex="bold"/>
    </style:style>
    <style:style style:name="P11" style:family="paragraph" style:parent-style-name="Standard">
      <style:text-properties style:font-name="Droid Sans" fo:font-weight="bold" officeooo:rsid="009350b8" officeooo:paragraph-rsid="00b5308b" style:font-weight-asian="bold" style:font-weight-complex="bold"/>
    </style:style>
    <style:style style:name="P12" style:family="paragraph" style:parent-style-name="Standard">
      <style:text-properties style:font-name="Droid Sans" fo:font-weight="normal" officeooo:rsid="004142ca" officeooo:paragraph-rsid="004142ca" style:font-weight-asian="normal" style:font-weight-complex="normal"/>
    </style:style>
    <style:style style:name="P13" style:family="paragraph" style:parent-style-name="Standard">
      <style:text-properties style:font-name="Droid Sans" fo:font-weight="normal" officeooo:rsid="004e83fd" officeooo:paragraph-rsid="004e83fd" style:font-weight-asian="normal" style:font-weight-complex="normal"/>
    </style:style>
    <style:style style:name="P14" style:family="paragraph" style:parent-style-name="Standard">
      <style:text-properties style:font-name="Droid Sans" fo:font-weight="normal" officeooo:rsid="00643138" officeooo:paragraph-rsid="00b0f680" style:font-weight-asian="normal" style:font-weight-complex="normal"/>
    </style:style>
    <style:style style:name="P15" style:family="paragraph" style:parent-style-name="Standard">
      <style:text-properties style:font-name="Droid Sans" fo:font-weight="normal" officeooo:rsid="006b93a4" officeooo:paragraph-rsid="006b93a4" style:font-weight-asian="normal" style:font-weight-complex="normal"/>
    </style:style>
    <style:style style:name="P16" style:family="paragraph" style:parent-style-name="Standard">
      <style:text-properties style:font-name="Droid Sans" fo:font-weight="normal" officeooo:rsid="004a49d8" officeooo:paragraph-rsid="004a49d8" style:font-weight-asian="normal" style:font-weight-complex="normal"/>
    </style:style>
    <style:style style:name="P17" style:family="paragraph" style:parent-style-name="Standard">
      <style:text-properties style:font-name="Droid Sans" fo:font-weight="normal" officeooo:rsid="009667fe" officeooo:paragraph-rsid="009667fe" style:font-weight-asian="normal" style:font-weight-complex="normal"/>
    </style:style>
    <style:style style:name="P18" style:family="paragraph" style:parent-style-name="Standard">
      <style:text-properties style:font-name="Droid Sans" fo:font-weight="normal" officeooo:rsid="00a6dbd7" officeooo:paragraph-rsid="00a6dbd7" style:font-weight-asian="normal" style:font-weight-complex="normal"/>
    </style:style>
    <style:style style:name="P19" style:family="paragraph" style:parent-style-name="Standard">
      <style:text-properties style:font-name="Droid Sans" fo:font-weight="normal" officeooo:rsid="00a6dbd7" officeooo:paragraph-rsid="00b5bebd" style:font-weight-asian="normal" style:font-weight-complex="normal"/>
    </style:style>
    <style:style style:name="P20" style:family="paragraph" style:parent-style-name="Standard">
      <style:text-properties style:font-name="Droid Sans" fo:font-weight="normal" officeooo:rsid="00a6dbd7" officeooo:paragraph-rsid="00c32fd1" style:font-weight-asian="normal" style:font-weight-complex="normal"/>
    </style:style>
    <style:style style:name="P21" style:family="paragraph" style:parent-style-name="Standard">
      <style:text-properties style:font-name="Droid Sans" fo:font-weight="normal" officeooo:rsid="00b0f680" officeooo:paragraph-rsid="00b0f680" style:font-weight-asian="normal" style:font-weight-complex="normal"/>
    </style:style>
    <style:style style:name="P22" style:family="paragraph" style:parent-style-name="Standard">
      <style:text-properties style:font-name="Droid Sans" fo:font-weight="normal" officeooo:rsid="00b0f680" officeooo:paragraph-rsid="00b5bebd" style:font-weight-asian="normal" style:font-weight-complex="normal"/>
    </style:style>
    <style:style style:name="P23" style:family="paragraph" style:parent-style-name="Standard">
      <style:text-properties style:font-name="Droid Sans" fo:font-weight="normal" officeooo:rsid="00b2d123" officeooo:paragraph-rsid="00b2d123" style:font-weight-asian="normal" style:font-weight-complex="normal"/>
    </style:style>
    <style:style style:name="P24" style:family="paragraph" style:parent-style-name="Standard">
      <style:text-properties style:font-name="Droid Sans" fo:font-weight="normal" officeooo:rsid="00b4f2af" officeooo:paragraph-rsid="00b4f2af" style:font-weight-asian="normal" style:font-weight-complex="normal"/>
    </style:style>
    <style:style style:name="P25" style:family="paragraph" style:parent-style-name="Standard">
      <style:text-properties style:font-name="Droid Sans" fo:font-weight="normal" officeooo:rsid="00b5308b" officeooo:paragraph-rsid="00b5308b" style:font-weight-asian="normal" style:font-weight-complex="normal"/>
    </style:style>
    <style:style style:name="P26" style:family="paragraph" style:parent-style-name="Standard">
      <style:text-properties style:font-name="Droid Sans" fo:font-weight="normal" officeooo:rsid="00b5308b" officeooo:paragraph-rsid="00b5bebd" style:font-weight-asian="normal" style:font-weight-complex="normal"/>
    </style:style>
    <style:style style:name="P27" style:family="paragraph" style:parent-style-name="Standard">
      <style:text-properties style:font-name="Droid Sans" fo:font-weight="normal" officeooo:rsid="0027aa91" officeooo:paragraph-rsid="00b5bebd" style:font-weight-asian="normal" style:font-weight-complex="normal"/>
    </style:style>
    <style:style style:name="P28" style:family="paragraph" style:parent-style-name="Standard">
      <style:text-properties style:font-name="Droid Sans" fo:font-weight="normal" officeooo:rsid="0027aa91" officeooo:paragraph-rsid="00c7a39f" style:font-weight-asian="normal" style:font-weight-complex="normal"/>
    </style:style>
    <style:style style:name="P29" style:family="paragraph" style:parent-style-name="Standard">
      <style:text-properties style:font-name="Droid Sans" fo:font-weight="normal" officeooo:rsid="00b5bebd" officeooo:paragraph-rsid="00b5bebd" style:font-weight-asian="normal" style:font-weight-complex="normal"/>
    </style:style>
    <style:style style:name="P30" style:family="paragraph" style:parent-style-name="Standard">
      <style:text-properties style:font-name="Droid Sans" fo:font-weight="normal" officeooo:rsid="00b5bebd" officeooo:paragraph-rsid="00b5da13" style:font-weight-asian="normal" style:font-weight-complex="normal"/>
    </style:style>
    <style:style style:name="P31" style:family="paragraph" style:parent-style-name="Standard">
      <style:text-properties style:font-name="Droid Sans" fo:font-weight="normal" officeooo:rsid="003a472e" officeooo:paragraph-rsid="00c130f3" style:font-weight-asian="normal" style:font-weight-complex="normal"/>
    </style:style>
    <style:style style:name="P32" style:family="paragraph" style:parent-style-name="Standard">
      <style:text-properties style:font-name="Droid Sans" fo:font-weight="normal" officeooo:rsid="003052df" officeooo:paragraph-rsid="00c32fd1" style:font-weight-asian="normal" style:font-weight-complex="normal"/>
    </style:style>
    <style:style style:name="P33" style:family="paragraph" style:parent-style-name="Standard">
      <style:text-properties style:font-name="Droid Sans" fo:font-weight="normal" officeooo:rsid="00705a30" officeooo:paragraph-rsid="00c7a39f" style:font-weight-asian="normal" style:font-weight-complex="normal"/>
    </style:style>
    <style:style style:name="P34" style:family="paragraph" style:parent-style-name="Standard">
      <style:text-properties style:font-name="Droid Sans" fo:font-weight="normal" officeooo:rsid="00c7a39f" officeooo:paragraph-rsid="00c7a39f" style:font-weight-asian="normal" style:font-weight-complex="normal"/>
    </style:style>
    <style:style style:name="P35" style:family="paragraph" style:parent-style-name="Standard">
      <style:text-properties style:font-name="Droid Sans" fo:font-weight="normal" officeooo:rsid="006240bc" officeooo:paragraph-rsid="006240bc" style:font-weight-asian="normal" style:font-weight-complex="normal"/>
    </style:style>
    <style:style style:name="P36" style:family="paragraph" style:parent-style-name="Standard">
      <style:text-properties style:font-name="Droid Sans" fo:font-weight="normal" officeooo:rsid="006240bc" officeooo:paragraph-rsid="00cff595" style:font-weight-asian="normal" style:font-weight-complex="normal"/>
    </style:style>
    <style:style style:name="P37" style:family="paragraph" style:parent-style-name="Standard">
      <style:text-properties style:font-name="Droid Sans" fo:font-weight="normal" officeooo:rsid="006240bc" officeooo:paragraph-rsid="00d12c4c" style:font-weight-asian="normal" style:font-weight-complex="normal"/>
    </style:style>
    <style:style style:name="P38" style:family="paragraph" style:parent-style-name="Standard">
      <style:text-properties style:font-name="Droid Sans" officeooo:rsid="002fbfd4" officeooo:paragraph-rsid="004b37a2"/>
    </style:style>
    <style:style style:name="P39" style:family="paragraph" style:parent-style-name="Standard">
      <style:text-properties style:font-name="Droid Sans" officeooo:rsid="005159b5" officeooo:paragraph-rsid="005159b5"/>
    </style:style>
    <style:style style:name="P40" style:family="paragraph" style:parent-style-name="Standard">
      <style:text-properties style:font-name="Droid Sans" officeooo:rsid="005b593c" officeooo:paragraph-rsid="005b593c"/>
    </style:style>
    <style:style style:name="P41" style:family="paragraph" style:parent-style-name="Standard">
      <style:text-properties style:font-name="Droid Sans" style:text-underline-style="solid" style:text-underline-width="auto" style:text-underline-color="font-color" officeooo:rsid="005bc259" officeooo:paragraph-rsid="005bc259"/>
    </style:style>
    <style:style style:name="P42" style:family="paragraph" style:parent-style-name="Standard">
      <style:text-properties style:font-name="Droid Sans" style:text-underline-style="solid" style:text-underline-width="auto" style:text-underline-color="font-color" officeooo:rsid="009350b8" officeooo:paragraph-rsid="00b5308b"/>
    </style:style>
    <style:style style:name="P43" style:family="paragraph" style:parent-style-name="Standard">
      <style:text-properties style:font-name="Droid Sans" officeooo:rsid="004b37a2" officeooo:paragraph-rsid="004b37a2"/>
    </style:style>
    <style:style style:name="P44" style:family="paragraph" style:parent-style-name="Standard">
      <style:text-properties style:font-name="Droid Sans" style:text-underline-style="none" officeooo:rsid="005bc259" officeooo:paragraph-rsid="005b593c"/>
    </style:style>
    <style:style style:name="P45" style:family="paragraph" style:parent-style-name="Standard">
      <style:text-properties style:font-name="Droid Sans" style:text-underline-style="none" officeooo:rsid="0019baff" officeooo:paragraph-rsid="00c9d844"/>
    </style:style>
    <style:style style:name="P46" style:family="paragraph" style:parent-style-name="Standard">
      <style:text-properties style:font-name="Droid Sans" officeooo:rsid="00481985" officeooo:paragraph-rsid="005159b5"/>
    </style:style>
    <style:style style:name="P47" style:family="paragraph" style:parent-style-name="Standard">
      <style:text-properties style:font-name="Droid Sans" officeooo:rsid="0076effb" officeooo:paragraph-rsid="0076effb"/>
    </style:style>
    <style:style style:name="P48" style:family="paragraph" style:parent-style-name="Standard">
      <style:text-properties style:font-name="Droid Sans" officeooo:rsid="0077603c" officeooo:paragraph-rsid="0077603c"/>
    </style:style>
    <style:style style:name="P49" style:family="paragraph" style:parent-style-name="Standard">
      <style:paragraph-properties fo:text-align="center" style:justify-single-word="false"/>
      <style:text-properties style:font-name="Droid Sans" fo:font-size="18pt" fo:font-weight="bold" officeooo:rsid="00954773" officeooo:paragraph-rsid="00954773" style:font-size-asian="18pt" style:font-weight-asian="bold" style:font-size-complex="18pt" style:font-weight-complex="bold"/>
    </style:style>
    <style:style style:name="P50" style:family="paragraph" style:parent-style-name="Standard">
      <style:text-properties style:font-name="Droid Sans" officeooo:rsid="009bf911" officeooo:paragraph-rsid="009bf911"/>
    </style:style>
    <style:style style:name="P51" style:family="paragraph" style:parent-style-name="Standard">
      <style:text-properties style:font-name="Droid Sans" officeooo:rsid="009f80c2" officeooo:paragraph-rsid="009f80c2"/>
    </style:style>
    <style:style style:name="P52" style:family="paragraph" style:parent-style-name="Standard">
      <style:text-properties style:font-name="Droid Sans" officeooo:rsid="00587bbb" officeooo:paragraph-rsid="005159b5"/>
    </style:style>
    <style:style style:name="P53" style:family="paragraph" style:parent-style-name="Standard">
      <style:text-properties style:font-name="Droid Sans" officeooo:rsid="009d5664" officeooo:paragraph-rsid="005159b5"/>
    </style:style>
    <style:style style:name="P54" style:family="paragraph" style:parent-style-name="Standard">
      <style:text-properties style:font-name="Droid Sans" officeooo:rsid="0019baff" officeooo:paragraph-rsid="00b5308b"/>
    </style:style>
    <style:style style:name="P55" style:family="paragraph" style:parent-style-name="Standard">
      <style:text-properties style:font-name="Droid Sans" officeooo:rsid="009e8e7a" officeooo:paragraph-rsid="00b5308b"/>
    </style:style>
    <style:style style:name="P56" style:family="paragraph" style:parent-style-name="Standard">
      <style:text-properties style:font-name="Droid Sans" officeooo:rsid="00705a30" officeooo:paragraph-rsid="00b5bebd"/>
    </style:style>
    <style:style style:name="P57" style:family="paragraph" style:parent-style-name="Standard">
      <style:paragraph-properties fo:text-align="start" style:justify-single-word="false"/>
      <style:text-properties style:font-name="Droid Sans" officeooo:rsid="00b5308b" officeooo:paragraph-rsid="00b5308b"/>
    </style:style>
    <style:style style:name="P58" style:family="paragraph" style:parent-style-name="Standard">
      <style:text-properties style:font-name="Droid Sans" officeooo:rsid="00b5bebd" officeooo:paragraph-rsid="00b5bebd"/>
    </style:style>
    <style:style style:name="P59" style:family="paragraph" style:parent-style-name="Standard">
      <style:text-properties style:font-name="Droid Sans" officeooo:rsid="0049e41b" officeooo:paragraph-rsid="00c9d844"/>
    </style:style>
    <style:style style:name="P60" style:family="paragraph" style:parent-style-name="Standard">
      <style:text-properties style:text-line-through-style="none" style:text-line-through-type="none" style:font-name="Droid Sans" officeooo:rsid="0083642d" officeooo:paragraph-rsid="0083642d"/>
    </style:style>
    <style:style style:name="P61" style:family="paragraph" style:parent-style-name="Standard">
      <style:text-properties fo:color="#000000" style:font-name="Droid Sans" fo:font-style="normal" style:text-underline-style="none" fo:font-weight="normal" officeooo:rsid="002d88ff" officeooo:paragraph-rsid="00b5308b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color="#000000" style:font-name="Droid Sans" fo:font-style="normal" style:text-underline-style="none" fo:font-weight="normal" officeooo:rsid="00b5bebd" officeooo:paragraph-rsid="00b5bebd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color="#000000" style:font-name="Droid Sans" fo:font-style="normal" style:text-underline-style="none" fo:font-weight="normal" officeooo:rsid="006b93a4" officeooo:paragraph-rsid="00cff595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color="#000000" style:font-name="Droid Sans" fo:font-style="normal" style:text-underline-style="none" fo:font-weight="normal" officeooo:rsid="00d12c4c" officeooo:paragraph-rsid="00d12c4c" style:font-style-asian="normal" style:font-weight-asian="normal" style:font-style-complex="normal" style:font-weight-complex="normal"/>
    </style:style>
    <style:style style:name="P65" style:family="paragraph" style:parent-style-name="Table_20_Contents">
      <style:text-properties style:font-name="Droid Sans" officeooo:rsid="005159b5" officeooo:paragraph-rsid="005159b5"/>
    </style:style>
    <style:style style:name="P66" style:family="paragraph" style:parent-style-name="Table_20_Contents">
      <style:paragraph-properties fo:text-align="center" style:justify-single-word="false"/>
      <style:text-properties style:font-name="Droid Sans" officeooo:rsid="005159b5" officeooo:paragraph-rsid="005159b5"/>
    </style:style>
    <style:style style:name="P67" style:family="paragraph" style:parent-style-name="Standard">
      <style:text-properties style:font-name="Droid Sans" fo:font-weight="normal" officeooo:rsid="00a6dbd7" officeooo:paragraph-rsid="00a6dbd7" style:font-weight-asian="normal" style:font-weight-complex="normal"/>
    </style:style>
    <style:style style:name="P68" style:family="paragraph" style:parent-style-name="Standard">
      <style:text-properties style:font-name="Droid Sans" fo:font-weight="bold" officeooo:rsid="004e83fd" officeooo:paragraph-rsid="004e83f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f80c2" style:font-weight-asian="bold" style:font-weight-complex="bold"/>
    </style:style>
    <style:style style:name="T3" style:family="text">
      <style:text-properties fo:font-weight="bold" officeooo:rsid="0076effb" style:font-weight-asian="bold" style:font-weight-complex="bold"/>
    </style:style>
    <style:style style:name="T4" style:family="text">
      <style:text-properties fo:font-weight="bold" officeooo:rsid="00c9d844" style:font-weight-asian="bold" style:font-weight-complex="bold"/>
    </style:style>
    <style:style style:name="T5" style:family="text">
      <style:text-properties officeooo:rsid="002cdce6"/>
    </style:style>
    <style:style style:name="T6" style:family="text">
      <style:text-properties officeooo:rsid="003b13e1"/>
    </style:style>
    <style:style style:name="T7" style:family="text">
      <style:text-properties officeooo:rsid="0045d1a6"/>
    </style:style>
    <style:style style:name="T8" style:family="text">
      <style:text-properties officeooo:rsid="00481985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481985"/>
    </style:style>
    <style:style style:name="T11" style:family="text">
      <style:text-properties style:text-underline-style="none" officeooo:rsid="0056e3d3"/>
    </style:style>
    <style:style style:name="T12" style:family="text">
      <style:text-properties style:text-underline-style="none" officeooo:rsid="005b9b84"/>
    </style:style>
    <style:style style:name="T13" style:family="text">
      <style:text-properties style:text-underline-style="none" fo:font-weight="normal" officeooo:rsid="00695d5e" style:font-weight-asian="normal" style:font-weight-complex="normal"/>
    </style:style>
    <style:style style:name="T14" style:family="text">
      <style:text-properties style:text-underline-style="none" officeooo:rsid="00740611"/>
    </style:style>
    <style:style style:name="T15" style:family="text">
      <style:text-properties style:text-underline-style="none" officeooo:rsid="00cff595"/>
    </style:style>
    <style:style style:name="T16" style:family="text">
      <style:text-properties style:text-underline-style="none" officeooo:rsid="00695d5e"/>
    </style:style>
    <style:style style:name="T17" style:family="text">
      <style:text-properties officeooo:rsid="0049e41b"/>
    </style:style>
    <style:style style:name="T18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color="#000000" fo:font-style="normal" style:text-underline-style="none" fo:font-weight="normal" officeooo:rsid="00451906" style:font-style-asian="normal" style:font-weight-asian="normal" style:font-style-complex="normal" style:font-weight-complex="normal"/>
    </style:style>
    <style:style style:name="T20" style:family="text">
      <style:text-properties fo:color="#000000" fo:font-style="normal" style:text-underline-style="none" fo:font-weight="normal" officeooo:rsid="0087c69e" style:font-style-asian="normal" style:font-weight-asian="normal" style:font-style-complex="normal" style:font-weight-complex="normal"/>
    </style:style>
    <style:style style:name="T21" style:family="text">
      <style:text-properties fo:color="#000000" fo:font-style="normal" style:text-underline-style="none" fo:font-weight="normal" officeooo:rsid="0087d8a8" style:font-style-asian="normal" style:font-weight-asian="normal" style:font-style-complex="normal" style:font-weight-complex="normal"/>
    </style:style>
    <style:style style:name="T22" style:family="text">
      <style:text-properties fo:color="#000000" fo:font-style="normal" style:text-underline-style="none" fo:font-weight="normal" officeooo:rsid="00b2d123" style:font-style-asian="normal" style:font-weight-asian="normal" style:font-style-complex="normal" style:font-weight-complex="normal"/>
    </style:style>
    <style:style style:name="T23" style:family="text">
      <style:text-properties fo:color="#000000" fo:font-style="normal" style:text-underline-style="none" fo:font-weight="normal" officeooo:rsid="00b8cba2" style:font-style-asian="normal" style:font-weight-asian="normal" style:font-style-complex="normal" style:font-weight-complex="normal"/>
    </style:style>
    <style:style style:name="T24" style:family="text">
      <style:text-properties fo:color="#000000" fo:font-style="normal" style:text-underline-style="none" fo:font-weight="normal" officeooo:rsid="00c9d844" style:font-style-asian="normal" style:font-weight-asian="normal" style:font-style-complex="normal" style:font-weight-complex="normal"/>
    </style:style>
    <style:style style:name="T25" style:family="text">
      <style:text-properties fo:color="#000000" fo:font-style="normal" style:text-underline-style="none" fo:font-weight="normal" officeooo:rsid="00ca6825" style:font-style-asian="normal" style:font-weight-asian="normal" style:font-style-complex="normal" style:font-weight-complex="normal"/>
    </style:style>
    <style:style style:name="T26" style:family="text">
      <style:text-properties fo:color="#000000" fo:font-style="normal" style:text-underline-style="none" fo:font-weight="normal" officeooo:rsid="00cbf971" style:font-style-asian="normal" style:font-weight-asian="normal" style:font-style-complex="normal" style:font-weight-complex="normal"/>
    </style:style>
    <style:style style:name="T27" style:family="text">
      <style:text-properties fo:color="#000000" fo:font-style="normal" style:text-underline-style="none" fo:font-weight="bold" officeooo:rsid="00c9d844" style:font-style-asian="normal" style:font-weight-asian="bold" style:font-style-complex="normal" style:font-weight-complex="bold"/>
    </style:style>
    <style:style style:name="T28" style:family="text">
      <style:text-properties officeooo:rsid="004d6dcc"/>
    </style:style>
    <style:style style:name="T29" style:family="text">
      <style:text-properties officeooo:rsid="004e83fd"/>
    </style:style>
    <style:style style:name="T30" style:family="text">
      <style:text-properties officeooo:rsid="004ff20c"/>
    </style:style>
    <style:style style:name="T31" style:family="text">
      <style:text-properties officeooo:rsid="005159b5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officeooo:rsid="005159b5"/>
    </style:style>
    <style:style style:name="T34" style:family="text">
      <style:text-properties style:text-underline-style="solid" style:text-underline-width="auto" style:text-underline-color="font-color" officeooo:rsid="005b9b84"/>
    </style:style>
    <style:style style:name="T35" style:family="text">
      <style:text-properties style:text-underline-style="solid" style:text-underline-width="auto" style:text-underline-color="font-color" officeooo:rsid="009bf911"/>
    </style:style>
    <style:style style:name="T36" style:family="text">
      <style:text-properties style:text-underline-style="solid" style:text-underline-width="auto" style:text-underline-color="font-color" officeooo:rsid="00c8bd45"/>
    </style:style>
    <style:style style:name="T3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8" style:family="text">
      <style:text-properties style:text-underline-style="solid" style:text-underline-width="auto" style:text-underline-color="font-color" fo:font-weight="normal" officeooo:rsid="00695d5e" style:font-weight-asian="normal" style:font-weight-complex="normal"/>
    </style:style>
    <style:style style:name="T39" style:family="text">
      <style:text-properties style:text-underline-style="solid" style:text-underline-width="auto" style:text-underline-color="font-color" fo:font-weight="normal" officeooo:rsid="00cff595" style:font-weight-asian="normal" style:font-weight-complex="normal"/>
    </style:style>
    <style:style style:name="T40" style:family="text">
      <style:text-properties officeooo:rsid="005357b1"/>
    </style:style>
    <style:style style:name="T41" style:family="text">
      <style:text-properties officeooo:rsid="0056e3d3"/>
    </style:style>
    <style:style style:name="T42" style:family="text">
      <style:text-properties officeooo:rsid="005bc259"/>
    </style:style>
    <style:style style:name="T43" style:family="text">
      <style:text-properties officeooo:rsid="005d5f74"/>
    </style:style>
    <style:style style:name="T44" style:family="text">
      <style:text-properties officeooo:rsid="00643138"/>
    </style:style>
    <style:style style:name="T45" style:family="text">
      <style:text-properties officeooo:rsid="00689474"/>
    </style:style>
    <style:style style:name="T46" style:family="text">
      <style:text-properties officeooo:rsid="0069775d"/>
    </style:style>
    <style:style style:name="T47" style:family="text">
      <style:text-properties officeooo:rsid="006c33ea"/>
    </style:style>
    <style:style style:name="T48" style:family="text">
      <style:text-properties style:text-position="super 58%" officeooo:rsid="00927148"/>
    </style:style>
    <style:style style:name="T49" style:family="text">
      <style:text-properties officeooo:rsid="0077603c"/>
    </style:style>
    <style:style style:name="T50" style:family="text">
      <style:text-properties officeooo:rsid="007929e0"/>
    </style:style>
    <style:style style:name="T51" style:family="text">
      <style:text-properties officeooo:rsid="0087c69e"/>
    </style:style>
    <style:style style:name="T52" style:family="text">
      <style:text-properties officeooo:rsid="008fb9f6"/>
    </style:style>
    <style:style style:name="T53" style:family="text">
      <style:text-properties officeooo:rsid="00901a6f"/>
    </style:style>
    <style:style style:name="T54" style:family="text">
      <style:text-properties officeooo:rsid="0090811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90811e" style:font-weight-asian="normal" style:font-weight-complex="normal"/>
    </style:style>
    <style:style style:name="T57" style:family="text">
      <style:text-properties fo:font-weight="normal" officeooo:rsid="0087c69e" style:font-weight-asian="normal" style:font-weight-complex="normal"/>
    </style:style>
    <style:style style:name="T58" style:family="text">
      <style:text-properties fo:font-weight="normal" officeooo:rsid="00ae73c8" style:font-weight-asian="normal" style:font-weight-complex="normal"/>
    </style:style>
    <style:style style:name="T59" style:family="text">
      <style:text-properties fo:font-weight="normal" officeooo:rsid="00c9d844" style:font-weight-asian="normal" style:font-weight-complex="normal"/>
    </style:style>
    <style:style style:name="T60" style:family="text">
      <style:text-properties fo:font-weight="normal" officeooo:rsid="00ca6825" style:font-weight-asian="normal" style:font-weight-complex="normal"/>
    </style:style>
    <style:style style:name="T61" style:family="text">
      <style:text-properties officeooo:rsid="00927148"/>
    </style:style>
    <style:style style:name="T62" style:family="text">
      <style:text-properties officeooo:rsid="009350b8"/>
    </style:style>
    <style:style style:name="T63" style:family="text">
      <style:text-properties officeooo:rsid="009667fe"/>
    </style:style>
    <style:style style:name="T64" style:family="text">
      <style:text-properties officeooo:rsid="00a2626b"/>
    </style:style>
    <style:style style:name="T65" style:family="text">
      <style:text-properties officeooo:rsid="00a694b8"/>
    </style:style>
    <style:style style:name="T66" style:family="text">
      <style:text-properties officeooo:rsid="00a6dbd7"/>
    </style:style>
    <style:style style:name="T67" style:family="text">
      <style:text-properties fo:font-style="italic" fo:font-weight="bold" style:font-style-asian="italic" style:font-weight-asian="bold" style:font-style-complex="italic" style:font-weight-complex="bold"/>
    </style:style>
    <style:style style:name="T68" style:family="text">
      <style:text-properties fo:font-style="italic" fo:font-weight="bold" officeooo:rsid="00b5da13" style:font-style-asian="italic" style:font-weight-asian="bold" style:font-style-complex="italic" style:font-weight-complex="bold"/>
    </style:style>
    <style:style style:name="T69" style:family="text">
      <style:text-properties fo:font-style="italic" fo:font-weight="bold" officeooo:rsid="00c130f3" style:font-style-asian="italic" style:font-weight-asian="bold" style:font-style-complex="italic" style:font-weight-complex="bold"/>
    </style:style>
    <style:style style:name="T70" style:family="text">
      <style:text-properties officeooo:rsid="00a80db6"/>
    </style:style>
    <style:style style:name="T71" style:family="text">
      <style:text-properties officeooo:rsid="00b0f680"/>
    </style:style>
    <style:style style:name="T72" style:family="text">
      <style:text-properties officeooo:rsid="00b2badd"/>
    </style:style>
    <style:style style:name="T73" style:family="text">
      <style:text-properties officeooo:rsid="00b2d123"/>
    </style:style>
    <style:style style:name="T74" style:family="text">
      <style:text-properties officeooo:rsid="00b4f2af"/>
    </style:style>
    <style:style style:name="T75" style:family="text">
      <style:text-properties officeooo:rsid="00b5308b"/>
    </style:style>
    <style:style style:name="T76" style:family="text">
      <style:text-properties officeooo:rsid="00b5bebd"/>
    </style:style>
    <style:style style:name="T77" style:family="text">
      <style:text-properties officeooo:rsid="00b5da13"/>
    </style:style>
    <style:style style:name="T78" style:family="text">
      <style:text-properties officeooo:rsid="00b90b1f"/>
    </style:style>
    <style:style style:name="T79" style:family="text">
      <style:text-properties officeooo:rsid="00bca644"/>
    </style:style>
    <style:style style:name="T80" style:family="text">
      <style:text-properties officeooo:rsid="00bde75b"/>
    </style:style>
    <style:style style:name="T81" style:family="text">
      <style:text-properties officeooo:rsid="00c1059b"/>
    </style:style>
    <style:style style:name="T82" style:family="text">
      <style:text-properties officeooo:rsid="00c130f3"/>
    </style:style>
    <style:style style:name="T83" style:family="text">
      <style:text-properties officeooo:rsid="00c32fd1"/>
    </style:style>
    <style:style style:name="T84" style:family="text">
      <style:text-properties officeooo:rsid="00c60d1b"/>
    </style:style>
    <style:style style:name="T85" style:family="text">
      <style:text-properties officeooo:rsid="00c7a39f"/>
    </style:style>
    <style:style style:name="T86" style:family="text">
      <style:text-properties officeooo:rsid="00c9d844"/>
    </style:style>
    <style:style style:name="T87" style:family="text">
      <style:text-properties officeooo:rsid="0019baff"/>
    </style:style>
    <style:style style:name="T88" style:family="text">
      <style:text-properties officeooo:rsid="00cd6f52"/>
    </style:style>
    <style:style style:name="T89" style:family="text">
      <style:text-properties officeooo:rsid="00cff595"/>
    </style:style>
    <style:style style:name="T90" style:family="text">
      <style:text-properties officeooo:rsid="00d55a1d"/>
    </style:style>
    <style:style style:name="T91" style:family="text">
      <style:text-properties officeooo:rsid="00dc9f65"/>
    </style:style>
    <style:style style:name="T92" style:family="text">
      <style:text-properties officeooo:rsid="00dda76a"/>
    </style:style>
    <style:style style:name="T93" style:family="text">
      <style:text-properties officeooo:rsid="00de087c"/>
    </style:style>
    <style:style style:name="T94" style:family="text">
      <style:text-properties officeooo:rsid="00e196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Design a mask <text:span text:style-name="T70">using</text:span> Klayout</text:p>
      <text:p text:style-name="P13">By Jaseung Ku</text:p>
      <text:p text:style-name="P68"/>
      <text:p text:style-name="P23">This document describes how I normally create a mask GDS using Klayout. </text:p>
      <text:p text:style-name="P23"/>
      <text:p text:style-name="P7"><text:span text:style-name="T75">A. </text:span>Terminology</text:p>
      <text:p text:style-name="P16">- Image <text:span text:style-name="T45">= I</text:span>ndividual <text:span text:style-name="T53">unit of pattern</text:span> on a mask. <text:span text:style-name="T63">We need to record 1) x and y coordinate of the center and 2) the size of bounding box of each image to create an ASML job file.</text:span></text:p>
      <text:p text:style-name="P17">- Die = <text:span text:style-name="T73">an image used to define base chip layout, for instance, 6x6mm square.</text:span></text:p>
      <text:p text:style-name="P10"/>
      <text:p text:style-name="P4"><text:span text:style-name="T75">B. </text:span>Layer <text:span text:style-name="T42">info</text:span></text:p>
      <text:p text:style-name="P40"><text:span text:style-name="T11">I</text:span><text:span text:style-name="T9">t is </text:span><text:span text:style-name="T34">very </text:span><text:span text:style-name="T32">important</text:span><text:span text:style-name="T9"> to understand </text:span><text:span text:style-name="T12">first</text:span><text:span text:style-name="T9"> what each layer is for,</text:span><text:span text:style-name="T12"> and </text:span><text:span text:style-name="T14">to </text:span><text:span text:style-name="T12">use the right layer for whatever you draw in Klayout. <text:s/></text:span></text:p>
      <text:p text:style-name="P44"/>
      <text:p text:style-name="P41">Convention</text:p>
      <text:p text:style-name="P38"><text:span text:style-name="T11">A layer is specified by </text:span><text:span text:style-name="T31">N/M, where N=</text:span>layer number, <text:span text:style-name="T31">M =</text:span> dat<text:span text:style-name="T31">a</text:span>type <text:span text:style-name="T41">number.</text:span></text:p>
      <text:p text:style-name="P38"/>
      <text:p text:style-name="P3">In <text:span text:style-name="T32">0/</text:span><text:span text:style-name="T35">x</text:span><text:span text:style-name="T32"> layer, </text:span>anything that doesn’t appear on the mask, <text:span text:style-name="T40">e.g. OUTLINE</text:span></text:p>
      <text:p text:style-name="P3">In <text:span text:style-name="T32">1/</text:span><text:span text:style-name="T35">x</text:span><text:span text:style-name="T32"> layer</text:span>, anything that appear<text:span text:style-name="T31">s</text:span> on the ma<text:span text:style-name="T6">sk, e.g. flux trap.</text:span></text:p>
      <text:p text:style-name="P43"><text:span text:style-name="T33">D</text:span><text:span text:style-name="T32">at</text:span><text:span text:style-name="T33">a</text:span><text:span text:style-name="T32"> type</text:span> defines what kind <text:span text:style-name="T31">of stuff</text:span> <text:span text:style-name="T31">goes</text:span> on an each layer.</text:p>
      <text:p text:style-name="P43"/>
      <text:p text:style-name="P41">Layer defini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6">Layer name</text:p>
          </table:table-cell>
          <table:table-cell table:style-name="Table1.A1" office:value-type="string">
            <text:p text:style-name="P66">Layer/Data type</text:p>
          </table:table-cell>
          <table:table-cell table:style-name="Table1.C1" office:value-type="string">
            <text:p text:style-name="P66">Description : <text:span text:style-name="T81">What goes on the layer?</text:span></text:p>
          </table:table-cell>
        </table:table-row>
        <table:table-row>
          <table:table-cell table:style-name="Table1.A2" office:value-type="string">
            <text:p text:style-name="P50">KEEPOUT</text:p>
          </table:table-cell>
          <table:table-cell table:style-name="Table1.A2" office:value-type="string">
            <text:p text:style-name="P65">0/1</text:p>
          </table:table-cell>
          <table:table-cell table:style-name="Table1.C2" office:value-type="string">
            <text:p text:style-name="P52"><text:span text:style-name="T81">Drawings where you want to </text:span>keep out <text:span text:style-name="T81">flux trap holes.</text:span></text:p>
          </table:table-cell>
        </table:table-row>
        <table:table-row>
          <table:table-cell table:style-name="Table1.A2" office:value-type="string">
            <text:p text:style-name="P60">OUTLINE</text:p>
          </table:table-cell>
          <table:table-cell table:style-name="Table1.A2" office:value-type="string">
            <text:p text:style-name="P65">0/2</text:p>
          </table:table-cell>
          <table:table-cell table:style-name="Table1.C2" office:value-type="string">
            <text:p text:style-name="P53"><text:span text:style-name="T81">Drawings that you may use as a guide, </text:span>but <text:span text:style-name="T81">that </text:span><text:span text:style-name="T1">do not</text:span> appear in the IMAGE layer, <text:span text:style-name="T81">for example,</text:span> a guiding path to make <text:span text:style-name="T81">CPW or</text:span> guiding shapes. Can be a garbage-collecting layer.</text:p>
          </table:table-cell>
        </table:table-row>
        <table:table-row>
          <table:table-cell table:style-name="Table1.A2" office:value-type="string">
            <text:p text:style-name="P2"><text:span text:style-name="T8">IMAGE</text:span> B<text:span text:style-name="T17">B</text:span>OX</text:p>
          </table:table-cell>
          <table:table-cell table:style-name="Table1.A2" office:value-type="string">
            <text:p text:style-name="P65">0/3</text:p>
          </table:table-cell>
          <table:table-cell table:style-name="Table1.C2" office:value-type="string">
            <text:p text:style-name="P46"><text:span text:style-name="T81">B</text:span>ounding box <text:span text:style-name="T81">for each image</text:span>. <text:span text:style-name="T51">F</text:span>lux traps <text:span text:style-name="T81">lie only inside image bounding boxes</text:span>. </text:p>
          </table:table-cell>
        </table:table-row>
        <table:table-row>
          <table:table-cell table:style-name="Table1.A2" office:value-type="string">
            <text:p text:style-name="P39">IMAGE</text:p>
          </table:table-cell>
          <table:table-cell table:style-name="Table1.A2" office:value-type="string">
            <text:p text:style-name="P65">1/0</text:p>
          </table:table-cell>
          <table:table-cell table:style-name="Table1.C2" office:value-type="string">
            <text:p text:style-name="P2"><text:span text:style-name="T43">Any drawing other than flux traps to be</text:span> written on the mask. </text:p>
          </table:table-cell>
        </table:table-row>
        <table:table-row>
          <table:table-cell table:style-name="Table1.A2" office:value-type="string">
            <text:p text:style-name="P39">FLUX TRAP</text:p>
          </table:table-cell>
          <table:table-cell table:style-name="Table1.A2" office:value-type="string">
            <text:p text:style-name="P65">1/1</text:p>
          </table:table-cell>
          <table:table-cell table:style-name="Table1.C2" office:value-type="string">
            <text:p text:style-name="P39">Flux trap <text:span text:style-name="T43">holes (hole size = 4x4 um^2, center-to-center = 8 um)</text:span></text:p>
          </table:table-cell>
        </table:table-row>
      </table:table>
      <text:p text:style-name="P1"/>
      <text:p text:style-name="P9">C. Procedure for a mask drawing</text:p>
      <text:p text:style-name="P9"/>
      <text:p text:style-name="P57"><text:span text:style-name="T2">Do initial</text:span><text:span text:style-name="T3"> setting </text:span><text:span text:style-name="T2">in Klayout</text:span></text:p>
      <text:p text:style-name="P47">1. File menu →<text:span text:style-name="T49"> Setup</text:span></text:p>
      <text:p text:style-name="P47"><text:tab/>a. Default Grids : 1, 0.1, 0.01, 0.001</text:p>
      <text:p text:style-name="P47"><text:soft-page-break/><text:tab/>b. Snapping : Choose both “Snap to grid” and “Snap to edge/vertex”.</text:p>
      <text:p text:style-name="P48">2. View menu → Select Top Level Objects</text:p>
      <text:p text:style-name="P51">3. <text:span text:style-name="T64">File menu → </text:span>Load Layer Properties → “LayerPropertyFile”</text:p>
      <text:p text:style-name="P51"/>
      <text:p text:style-name="P5">Tentative procedure <text:span text:style-name="T91">to draw a mask</text:span></text:p>
      <text:p text:style-name="P14"><text:span text:style-name="T50">1</text:span>. <text:span text:style-name="T74">Create a top cell, say, named “Mask”. All the images that go to the real photomask will be in this cell.</text:span></text:p>
      <text:p text:style-name="P14"/>
      <text:p text:style-name="P24">2. Create a die image. To do it, </text:p>
      <text:p text:style-name="P21">- Draw a box <text:span text:style-name="T74">in IM</text:span>AGE BBOX layer with the size of a chip, e.g., 8000x8000 um^2.</text:p>
      <text:p text:style-name="P21">- Draw <text:span text:style-name="T74">keepout </text:span>boxes in KEEPOUT layer for image placeholders, where images are patched in during ASML. <text:span text:style-name="T74">For example, various resonators, capacitors, inductors, qubit pockets, etc. Also, use the keepout box anywhere you don’t want to have flux traps.</text:span></text:p>
      <text:p text:style-name="P21">- <text:span text:style-name="T79">Make sure the coordinates of the center of the keepout boxes used for other image placeholders are the multiples of 8 um.</text:span></text:p>
      <text:p text:style-name="P14">- <text:span text:style-name="T74">Draw any CPW lines or anything which can be hard-coded in a die image.</text:span></text:p>
      <text:p text:style-name="P21">- Make the die image as a cell. <text:span text:style-name="T74">Go to Edit→Selection→ Make Cell.</text:span></text:p>
      <text:p text:style-name="P21">- <text:span text:style-name="T76">Adjust origin to center. Edit→Cell→Adjust origin. Click the center square box.</text:span></text:p>
      <text:p text:style-name="P21"/>
      <text:p text:style-name="P25">3. Create an image other than the die images.</text:p>
      <text:p text:style-name="P25">- <text:span text:style-name="T76">Draw an image bounding box in IMAGE BBOX. If the image will be patched in a die image, then MAKE SURE this box is the same size as the keepout box which is used as a placeholder in the die image.</text:span></text:p>
      <text:p text:style-name="P25">- <text:span text:style-name="T76">Draw what you want to draw in IMAGE layer. If you want to draw a CPW, use macros (MakeMeanderCPW or PathToCPW).</text:span></text:p>
      <text:p text:style-name="P25">- <text:span text:style-name="T76">Make the whole image as a cell.</text:span></text:p>
      <text:p text:style-name="P22">- Adjust origin to center. <text:span text:style-name="T92">Select As New Top in the cell windows.</text:span> Edit→Cell→Adjust origin. Click the center square box.</text:p>
      <text:p text:style-name="P26"/>
      <text:p text:style-name="P34">4. Create flux trap holes in each image. <text:span text:style-name="T36">Make a backup before doing this.</text:span></text:p>
      <text:p text:style-name="P27">- <text:span text:style-name="T85">You can use a macro(createFluxTrap) to create flux hole automatically for each image.</text:span></text:p>
      <text:p text:style-name="P28">- <text:span text:style-name="T78">To use the macro, select the image cell instance and select Macros→ Create Flux Trap.<text:tab/>The macro will automatically add flux trap holes on the <text:s/>FLUX TRAP layer in the selected cell instance.</text:span></text:p>
      <text:p text:style-name="P27"/>
      <text:p text:style-name="P30"><text:span text:style-name="T93">5</text:span>. Once you finish drawing all images, now lay them out <text:span text:style-name="T5">for a full mask.</text:span></text:p>
      <text:p text:style-name="P33">TO-DO: there are specific boundaries outside of which ASML can’t read. Create this pattern in GDS.</text:p>
      <text:p text:style-name="P29">- Place images separated by at least 750um</text:p>
      <text:p text:style-name="P58"><text:span text:style-name="T55">- </text:span><text:span text:style-name="T62">All the images should be within 21000 x 21000 um</text:span><text:span text:style-name="T48">2</text:span><text:span text:style-name="T61">.</text:span></text:p>
      <text:p text:style-name="P19"/>
      <text:p text:style-name="P18"><text:span text:style-name="T93">6</text:span>. Record <text:span text:style-name="T77">(</text:span>x, y<text:span text:style-name="T77">)</text:span> coordinates of the center of <text:span text:style-name="T77">each image bounding box and </text:span>the size of them in the <text:span text:style-name="T67">mask coordinate.</text:span></text:p>
      <text:p text:style-name="P18"/>
      <text:p text:style-name="P18"><text:soft-page-break/><text:span text:style-name="T93">6</text:span>. Record <text:span text:style-name="T77">(</text:span>x, y<text:span text:style-name="T77">)</text:span> coordinates of the<text:span text:style-name="T54"> keepout box</text:span>es <text:span text:style-name="T77">for image patches</text:span> in the <text:span text:style-name="T68">d</text:span><text:span text:style-name="T67">ie Image coordinate.</text:span></text:p>
      <text:p text:style-name="P18"><text:span text:style-name="T67"/></text:p>
      <text:p text:style-name="P20"><text:span text:style-name="T93">8</text:span>. <text:s/><text:span text:style-name="T82">S</text:span>imulat<text:span text:style-name="T82">e to build</text:span> one test die by placing images in a <text:span text:style-name="T82">d</text:span>ie Image using only <text:span text:style-name="T71">those </text:span>recorded coordinates, <text:span text:style-name="T71">i.e., mimicking ASML job. Make sure everything is right: no gap, no misalignment, etc...</text:span></text:p>
      <text:p text:style-name="P20">- <text:span text:style-name="T82">Do Deep-copy of a die cell and make it as a top cell (Right-click on the die cell in Cells window. Select “Show As Top Cell”, or just Ctrl-s.</text:span></text:p>
      <text:p text:style-name="P20">- <text:span text:style-name="T82">Click “Instance” in Toolbar menu and create the instance to patch in the die.</text:span></text:p>
      <text:p text:style-name="P20"><text:span text:style-name="T67">- </text:span><text:span text:style-name="T69">Select Edit→ Selection→ Move To, and type in the (x, y) coordinates.</text:span></text:p>
      <text:p text:style-name="P20"/>
      <text:p text:style-name="P32"><text:span text:style-name="T66">8</text:span>. <text:span text:style-name="T83">To save a final GDS file, make only IMAGE and FLUX TRAP layers visible. Then right-click the Mask cell in the Cells window, and “Save Selected Cell As”. Choose “Visible layers only” for “Layers to save” field under Generic Options.</text:span></text:p>
      <text:p text:style-name="P32"/>
      <text:p text:style-name="P32"><text:span text:style-name="T83">9. Open that GDS file and see if all the images look ok.</text:span> <text:span text:style-name="T66">You’re all set!</text:span></text:p>
      <text:p text:style-name="P18"/>
      <text:p text:style-name="P8"><text:span text:style-name="T85">D</text:span>esign rule<text:span text:style-name="T29">s: </text:span><text:span text:style-name="T13">Follow these rules to make life easier :)</text:span></text:p>
      <text:p text:style-name="P36"><text:span text:style-name="T16">TO-DO: set up DRC</text:span><text:span text:style-name="T15">(Design Rule Check)</text:span><text:span text:style-name="T16">. May need a script.</text:span></text:p>
      <text:p text:style-name="P11"><text:span text:style-name="T38">M</text:span><text:span text:style-name="T37">aking images </text:span><text:span text:style-name="T39">in general</text:span><text:span text:style-name="T37">:</text:span></text:p>
      <text:p text:style-name="P54">1. <text:span text:style-name="T8">M</text:span>ake everything as <text:span text:style-name="T7">a </text:span>cell <text:span text:style-name="T46">for easy modification and modularity. </text:span></text:p>
      <text:p text:style-name="P55"><text:span text:style-name="T24">2</text:span><text:span text:style-name="T19">. </text:span><text:span text:style-name="T20">Each image </text:span><text:span text:style-name="T23">as a cell </text:span><text:span text:style-name="T20">must have </text:span><text:span text:style-name="T24">two</text:span><text:span text:style-name="T22"> required</text:span><text:span text:style-name="T21"> </text:span><text:span text:style-name="T20">layers: </text:span><text:span text:style-name="T57">IMAGE </text:span><text:span text:style-name="T59">and</text:span><text:span text:style-name="T57"> IMAGE BBOX.</text:span></text:p>
      <text:p text:style-name="P62"><text:span text:style-name="T86">3.</text:span> The origin <text:span text:style-name="T86">should</text:span> be centered.</text:p>
      <text:p text:style-name="P63"><text:span text:style-name="T89">4</text:span>. The center of image bounding box <text:span text:style-name="T89">should be integer </text:span>multiple<text:span text:style-name="T72">s</text:span> of 8 <text:span text:style-name="T88">um</text:span>.</text:p>
      <text:p text:style-name="P64">5: Overlap check:</text:p>
      <text:p text:style-name="P37"><text:tab/><text:span text:style-name="T47">a. No overlap between objects in IMAGE layer.</text:span></text:p>
      <text:p text:style-name="P37"><text:span text:style-name="T47"><text:tab/>b. </text:span>No overlap between <text:span text:style-name="T90">images and </text:span>flux traps.</text:p>
      <text:p text:style-name="P62"/>
      <text:p text:style-name="P42">Mak<text:span text:style-name="T86">ing</text:span> a <text:span text:style-name="T73">d</text:span>ie <text:span text:style-name="T73">i</text:span>mage:</text:p>
      <text:p text:style-name="P45"><text:span text:style-name="T62">1</text:span>. <text:span text:style-name="T60">Keepout boxex</text:span><text:span text:style-name="T56"> </text:span><text:span text:style-name="T58">as placeholders for image </text:span><text:span text:style-name="T59">patches </text:span><text:span text:style-name="T4">should not</text:span><text:span text:style-name="T86"> touch to each other.</text:span></text:p>
      <text:p text:style-name="P59"><text:span text:style-name="T25">2</text:span><text:span text:style-name="T18">. </text:span><text:span text:style-name="T27">IMPORTANT</text:span><text:span text:style-name="T24">: The image that touch the boundary of such keepout boxes should extend into the boxes by 500 </text:span><text:span text:style-name="T25">n</text:span><text:span text:style-name="T24">m, </text:span><text:span text:style-name="T26">not to make any short or open during Cr etching in the mask production.</text:span></text:p>
      <text:p text:style-name="P59"><text:span text:style-name="T26">3</text:span><text:span text:style-name="T24">. </text:span><text:span text:style-name="T87">Place the center of the keepout boxes at the coordinates of integer multiples of 8 um in the die image to avoid any misalignment of flux traps</text:span><text:span text:style-name="T10">.</text:span></text:p>
      <text:p text:style-name="P56"/>
      <text:p text:style-name="P61"/>
      <text:p text:style-name="P3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/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6:44:00.880558908</meta:creation-date>
    <dc:date>2020-01-12T22:33:08.681697583</dc:date>
    <meta:editing-duration>P5DT6H30M12S</meta:editing-duration>
    <meta:editing-cycles>159</meta:editing-cycles>
    <meta:generator>LibreOffice/6.0.7.3$Linux_X86_64 LibreOffice_project/00m0$Build-3</meta:generator>
    <meta:document-statistic meta:table-count="1" meta:image-count="0" meta:object-count="0" meta:page-count="3" meta:paragraph-count="83" meta:word-count="1035" meta:character-count="5519" meta:non-whitespace-character-count="4554"/>
  </office:meta>
</office:document-meta>
</file>